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fo:font-size="12pt" style:text-underline-style="none" style:font-size-asian="12pt" style:font-size-complex="12pt"/>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seznam_20_literatury">
      <style:text-properties style:font-name="Times New Roman" fo:font-size="10pt" style:font-size-asian="10pt" style:font-size-complex="10pt"/>
    </style:style>
    <style:style style:name="P13" style:family="paragraph" style:parent-style-name="seznam_20_literatury">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Footnot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5" style:family="paragraph" style:parent-style-name="Heading_20_1">
      <style:paragraph-properties fo:break-before="page"/>
    </style:style>
    <style:style style:name="P16" style:family="paragraph" style:parent-style-name="Heading_20_3">
      <style:text-properties style:text-underline-style="none"/>
    </style:style>
    <style:style style:name="P17" style:family="paragraph" style:parent-style-name="Heading_20_2">
      <style:paragraph-properties fo:break-before="page"/>
    </style:style>
    <style:style style:name="P18" style:family="paragraph" style:parent-style-name="Heading_20_4">
      <style:text-properties style:text-underline-style="none"/>
    </style:style>
    <style:style style:name="P19" style:family="paragraph" style:parent-style-name="Text_20_body" style:list-style-name="">
      <style:paragraph-properties fo:margin-left="0mm" fo:margin-right="0mm" fo:text-indent="0mm" style:auto-text-indent="false"/>
    </style:style>
    <style:style style:name="P20" style:family="paragraph" style:parent-style-name="Text_20_body" style:list-style-name="L1"/>
    <style:style style:name="P21" style:family="paragraph" style:parent-style-name="Text_20_body" style:list-style-name="L1">
      <style:text-properties fo:font-style="normal" style:text-underline-style="none" style:font-style-asian="normal" style:font-style-complex="normal"/>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use-window-font-color="true" style:font-name="Times New Roman"/>
    </style:style>
    <style:style style:name="T21" style:family="text">
      <style:text-properties style:use-window-font-color="true" style:font-name="Times New Roman" fo:font-weight="normal" style:font-weight-asian="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style:font-name="Times New Roman" fo:font-size="10pt" style:font-size-asian="10pt" style:font-size-complex="10pt"/>
    </style:style>
    <style:style style:name="T25" style:family="text">
      <style:text-properties style:font-name="Times New Roman" fo:font-size="12pt" style:text-underline-style="none" style:font-size-asian="12pt" style:font-size-complex="12pt"/>
    </style:style>
    <style:style style:name="T26" style:family="text">
      <style:text-properties style:font-name="Times New Roman" fo:font-size="12pt" style:text-underline-style="none" fo:font-weight="bold" style:font-size-asian="12pt" style:font-weight-asian="bold" style:font-size-complex="12pt" style:font-weight-complex="bold"/>
    </style:style>
    <style:style style:name="T27" style:family="text">
      <style:text-properties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Úvod</text:h>
      <text:p text:style-name="Text_20_body">V dnešní době je internet jedním z hlavních zdroj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y.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5"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37916068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9" text:outline-level="2"/>
      <text:h text:style-name="P17"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934068884" text:continue-numbering="true" text:style-name="List_20_1">
        <text:list-item>
          <text:p text:style-name="P22"><text:span text:style-name="T23">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2"><text:span text:style-name="T23">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22"><text:soft-page-break/><text:span text:style-name="T23">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1">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7</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8</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19</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1" text:note-class="footnote"><text:note-citation>20</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2"> vyvíjí</text:span><text:span text:style-name="T15"> National and University Library of Iceland a je volně dostupný</text:span><text:span text:style-name="T15"><text:note text:id="ftn22" text:note-class="footnote"><text:note-citation>21</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2</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3</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5" text:note-class="footnote"><text:note-citation>24</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5</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0">V roce 2009 realizoval Adam Brokeš WA Admin v2 v rámci své bakalářské práce s názvem Systém pro správu procesu archivace webových informačních zdrojů</text:span><text:span text:style-name="T20">.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7" text:note-class="footnote"><text:note-citation>26</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7</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0">Nástroj vyvinutý</text:span><text:span text:style-name="T20"><text:note text:id="ftn29" text:note-class="footnote"><text:note-citation>28</text:note-citation><text:note-body><text:p text:style-name="Footnote">Webové stránky projektu Web Curator Tool dostupné online na adrese &lt;http://webcurator.sourceforge.net/&gt;.</text:p></text:note-body></text:note></text:span><text:span text:style-name="T20">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5"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29</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0</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526379768"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1391286951"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1</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365929687"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75059367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Úvod</text:h>
      <text:p text:style-name="Text_20_body">Přestože je formát warc již popsán jako ISO standard 28500:2009<text:note text:id="ftn33" text:note-class="footnote"><text:note-citation>32</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3</text:note-citation><text:note-body><text:p text:style-name="Footnote">Nejedná se o současný oficiální standard, ale o poslední dostupnou specifikaci z roku 2009.</text:p></text:note-body></text:note>.</text:p>
      <text:h text:style-name="P16" text:outline-level="3">3.4.2 Popis standardu warc</text:h>
      <text:p text:style-name="P2">Motivací pro definici standardu warc jsou tyto nároky na archivační formát: [34]</text:p>
      <text:list xml:id="list729612752" text:continue-numbering="true" text:style-name="List_20_1">
        <text:list-item>
          <text:p text:style-name="P23">Zpracovat všechny typy obsahů a kontrolních informací protokolů internetové aplikační vrstvy (jako HTTP, DNS, FTP).</text:p>
        </text:list-item>
        <text:list-item>
          <text:p text:style-name="P23">Zpracovat libovolná metadata související s jinými uložených daty.</text:p>
        </text:list-item>
        <text:list-item>
          <text:p text:style-name="P23"><text:soft-page-break/>Podporovat kompresi a integritu dat.</text:p>
        </text:list-item>
        <text:list-item>
          <text:p text:style-name="P23">Ukládat všechny řídicí informace z týkající se těžby dat.</text:p>
        </text:list-item>
        <text:list-item>
          <text:p text:style-name="P23">Ukládat výsledky datových transformací spojených s jinými uloženými daty. </text:p>
        </text:list-item>
        <text:list-item>
          <text:p text:style-name="P23">Detekovat duplicitní uložení dat. Pomocí tohle lze odstranit zbytečná duplicitní data.</text:p>
        </text:list-item>
        <text:list-item>
          <text:p text:style-name="P23">Umožnit rozšiřitelnost bez toho, aby to ovlivnilo existující soubory a funkcionalitu</text:p>
        </text:list-item>
        <text:list-item>
          <text:p text:style-name="P23">Podporovat manipulaci a segmentaci s uloženými zdroji.</text:p>
        </text:list-item>
      </text:list>
      <text:p text:style-name="P2">Soubor formátu warc tvoří jednoduché zřetězení jednoho nebo více záznamů typu warc. První záznam obvykle popisuje následující záznamy. Obecně platí, že obsah záznamu je buď záznam pokusu o vyhledává webového zdroje nese informace archivovaném obsahu. </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5">e BNF</text:span><text:span text:style-name="T25"><text:note text:id="ftn35" text:note-class="footnote"><text:note-citation>34</text:note-citation><text:note-body><text:p text:style-name="P14">Backusova-Naurova forma je jedno z možných vyjádření bezkontextové gramatiky.</text:p></text:note-body></text:note></text:span><text:span text:style-name="T25">, ukázka k nalezení v příloze AM. </text:span></text:p>
      <text:p text:style-name="P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p>
      <text:p text:style-name="P8">Warc záznamy jsouo několika různých typů, podle toho k čemu záznam slouží: [34]</text:p>
      <text:list xml:id="list1400736386" text:continue-numbering="true" text:style-name="List_20_1">
        <text:list-item>
          <text:p text:style-name="List_20_1"><text:span text:style-name="T26">Warcinfo</text:span><text:span text:style-name="T25"> popisuje warc soubory, které ho následují</text:span><text:span text:style-name="T27">. Příklad v příloze K.</text:span></text:p>
        </text:list-item>
        <text:list-item>
          <text:p text:style-name="List_20_1"><text:span text:style-name="T26">Response</text:span><text:span text:style-name="T25"> nese odpověď na určitý dotaz, po webovém zdroji.</text:span></text:p>
        </text:list-item>
        <text:list-item>
          <text:p text:style-name="List_20_1"><text:span text:style-name="T26">Resource</text:span><text:span text:style-name="T25"> je určitý stažený zdroj.</text:span></text:p>
        </text:list-item>
        <text:list-item>
          <text:p text:style-name="List_20_1"><text:span text:style-name="T26">Request </text:span><text:span text:style-name="T25">je žádost o určitý webový zdroj.</text:span><text:span text:style-name="T27"> Příklad v příloze J.</text:span></text:p>
        </text:list-item>
        <text:list-item>
          <text:p text:style-name="List_20_1"><text:span text:style-name="T26">Metadata</text:span><text:span text:style-name="T27"> nese metadata sklizeným zdrojům. Příklad v příloze I.</text:span></text:p>
        </text:list-item>
        <text:list-item>
          <text:p text:style-name="List_20_1"><text:span text:style-name="T26">Revisit</text:span><text:span text:style-name="T27"> nese instrukce pro znovuprohlédnutí zdroje.</text:span></text:p>
        </text:list-item>
        <text:list-item>
          <text:p text:style-name="List_20_1"><text:span text:style-name="T26">Conversion</text:span><text:span text:style-name="T27"> je záznam, který obsahuje alternativní verzi uloženého záznamu.</text:span></text:p>
        </text:list-item>
        <text:list-item>
          <text:p text:style-name="List_20_1"><text:soft-page-break/><text:span text:style-name="T26">Continuation</text:span><text:span text:style-name="T27"> je pokračování jiného záznama. Příklad v příloze AO.</text:span></text:p>
        </text:list-item>
      </text:list>
      <text:p text:style-name="P2">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p>
      <text:p text:style-name="P2">Standard dále doporučuje, jak nakládat s archivy typu warc: [34]</text:p>
      <text:list xml:id="list1608724882" text:continue-numbering="true" text:style-name="List_20_1">
        <text:list-item>
          <text:p text:style-name="P23">Nedefinuje žádnou vnitřní kompresi, ale doporučený je nástroj Gzip.</text:p>
        </text:list-item>
        <text:list-item>
          <text:p text:style-name="P23">Doporučená velikost je 1 GB.</text:p>
        </text:list-item>
        <text:list-item>
          <text:p text:style-name="P23">Doporučený název má tvar: Prefix-Timestamp-Serial-Crawlhost.warc.gz </text:p>
        </text:list-item>
      </text:list>
      <text:h text:style-name="Heading_20_3" text:outline-level="3">3.4.3 Výhody warc pro WebArchiv</text:h>
      <text:list xml:id="list2069557764"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6" text:note-class="footnote"><text:note-citation>35</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861556911"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15"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17" text:outline-level="2">4.2 Použité nástroje</text:h>
      <text:p text:style-name="Text_20_body">Kromě samotných nástrojů pro migrci arc archivů jsem používal i jiné nástroje, zde podávám jejich přehled.</text:p>
      <text:h text:style-name="P16"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7"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8" text:note-class="footnote"><text:note-citation>37</text:note-citation><text:note-body><text:p text:style-name="Footnote">Webové stránky projektu JHOVE dostupné online na adrese &lt;http://sourceforge.net/projects/jhove/&gt;.</text:p></text:note-body></text:note>.</text:p>
      <text:h text:style-name="P16" text:outline-level="3">4.2.2 JHOVE2</text:h>
      <text:h text:style-name="P18"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9"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40" text:note-class="footnote"><text:note-citation>39</text:note-citation><text:note-body><text:p text:style-name="Footnote">Webová stránka projektu JHOVE2 dostupná online na adrese https://bitbucket.org/jhove2/&gt;.</text:p></text:note-body></text:note> a dále verzi určenou pro validaci testování souborů<text:note text:id="ftn41" text:note-class="footnote"><text:note-citation>40</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18" text:outline-level="4">4.2.2.2 Podrobnější informace<text:note text:id="ftn42"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2035822191" text:continue-numbering="true" text:style-name="List_20_1">
        <text:list-item>
          <text:p text:style-name="P22"><text:span text:style-name="T3">Identifikace</text:span><text:span text:style-name="T1"> – určení formátu objektu.</text:span></text:p>
        </text:list-item>
        <text:list-item>
          <text:p text:style-name="P25">Feature extraction (extrakce rysů)<text:span text:style-name="T7"> – určení charakteristických rysů objektu.</text:span></text:p>
        </text:list-item>
        <text:list-item>
          <text:p text:style-name="P22"><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2166730773" text:style-name="L1">
        <text:list-item>
          <text:p text:style-name="P21">Modulární architektura a práce s plug-iny</text:p>
        </text:list-item>
        <text:list-item>
          <text:p text:style-name="P21">Jednoduché API a design základních modulů</text:p>
        </text:list-item>
        <text:list-item>
          <text:p text:style-name="P21">Bufferovaní I/O operací</text:p>
        </text:list-item>
        <text:list-item>
          <text:p text:style-name="P21">Internacionalizovaný výstup: podporuje více formátů – JSON, XML, text.</text:p>
        </text:list-item>
        <text:list-item>
          <text:p text:style-name="P21">Široká možnost konfigurace nástroje</text:p>
        </text:list-item>
        <text:list-item>
          <text:p text:style-name="P21">Kompletní dokumentace nástroje</text:p>
        </text:list-item>
        <text:list-item>
          <text:p text:style-name="P20"><text:span text:style-name="T9">Široká škála rozpoznatelných objektů</text:span><text:span text:style-name="T10"><text:note text:id="ftn43"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4" text:note-class="footnote"><text:note-citation>43</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5" text:note-class="footnote"><text:note-citation>44</text:note-citation><text:note-body><text:p text:style-name="Footnote">DROID (Digital Record Object Identificatio), je nástroj pro automatickou identifikaci formátu soubo<text:span text:style-name="T24">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6" text:note-class="footnote"><text:note-citation>45</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6</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783169255" text:continue-list="list2035822191"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37506083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202087432"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8" text:note-class="footnote"><text:note-citation>47</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1110062419"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1820826832"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9" text:note-class="footnote"><text:note-citation>48</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18" text:outline-level="4">4.3.3 1 Kompatibilita s ostatními nástroji</text:h>
      <text:list xml:id="list1560483037"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18" text:outline-level="4">4.3.3.2 Další parametry</text:h>
      <text:list xml:id="list1944110047"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38]</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50" text:note-class="footnote"><text:note-citation>49</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1" text:note-class="footnote"><text:note-citation>50</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255290554" text:continue-numbering="true" text:style-name="List_20_1">
        <text:list-item>
          <text:p text:style-name="List_20_1">Změny ve WARCTOOLS / hanzo, které se neprojevily v druhém nástroji<text:note text:id="ftn52" text:note-class="footnote"><text:note-citation>51</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3" text:note-class="footnote"><text:note-citation>52</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7"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7" text:outline-level="2">4.6 Implementace úprav v migračních nástrojích</text:h>
      <text:h text:style-name="Heading_20_3" text:outline-level="3">4.6.1 Úvod</text:h>
      <text:p text:style-name="Text_20_body">Mým úkolem bylo najít způsob, jak při procesu migrace na warc archiv zjistit obsah původního archivu. To znamená, že jsem měl v průběhu migrace provést analýzu obsahu archivu. V průběhu převodu znamená taková analýza nejmenší režii, oproti dodatečnému provádění takové analýzy. Navíc by analýza mohla potencionálně ovlivnit samotný převod, jelikož by v případě nutnosti bylo možno změnit obsah převáděného archivu, před tím než bude uložen do warc archovu.</text:p>
      <text:p text:style-name="Text_20_body">Z toho důvodu jsem musel provést několik změn v programu JHOVE2 i nástroji WARCTOOLS, respektive jsem změnu provedl jen v nástroji W<text:bookmark-start text:name="__DdeLink__1627_1653336233"/>ARCTOOLS / hanzo<text:bookmark-end text:name="__DdeLink__1627_1653336233"/>. Změna v ostatních nástrojích WARCTOOLS by znamenala obdobné zásahy do zdrojového kódu, a pravděpodobně by vedla je stejným výsledkům, jak vyplývá z mého porovnání nástrojů.</text:p>
      <text:h text:style-name="Heading_20_3" text:outline-level="3">4.6.2 Úprava JHOVE2</text:h>
      <text:p text:style-name="P2">Program JHOVE2 je implementován v programovacím jazyce Java. Jelikož je napsán tak, aby ho bylo možné spouštět z příkazového řádku, musel jsem provést změny, který by mi umožnili spouštět jej přímo z těla programu WARCTOOLS. Bylo tedy nutno implementovat v rámci programu JHOVE2 další třídu.</text:p>
      <text:p text:style-name="P2">Moje nová třída je tedy spuštěna přímo z programu arc2warc.py<text:note text:id="ftn54" text:note-class="footnote"><text:note-citation>53</text:note-citation><text:note-body><text:p text:style-name="Footnote">Součást nástroje WARCTOOLS, která je určena k migraci archivů. Do jiných programů v rámci WARCTOOLS jsem nemusel zasahovat.</text:p></text:note-body></text:note> a obstará inicializaci a předání instrukcí nástroji JHOVE2, který pak provede všechny operace a vytvoří výstupní soubor s informacemi o analýze obsahu arc archivu.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mnou implementovaná třída umožňuje, aby mohl zpracovat libovolné množství souborů najednou, a vrátit pro ně souhrnný soubor s informace o analýze.</text:span></text:p>
      <text:p text:style-name="P2">Ukázku této třídy je možno najít v příloze AK. </text:p>
      <text:h text:style-name="P16"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stačilo upravit pouze program </text:span><text:span text:style-name="T6">arc2warc.py</text:span><text:span text:style-name="T9">, který je implementovám v programovacím jazyce Python. Bylo nutné provést takové změny, aby bylo </text:span><text:soft-page-break/><text:span text:style-name="T9">možno přímo při běhu programu spustit aplikaci v programovacím Java.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55" text:note-class="footnote"><text:note-citation>54</text:note-citation><text:note-body><text:p text:style-name="Footnote">Typický archiv je má velikost 100 MB a obsahuje stovky až tisíce souborů.</text:p></text:note-body></text:note></text:span><text:span text:style-name="T9">.</text:span></text:p>
      <text:p text:style-name="Text_20_body"><text:span text:style-name="T9">Pro účely spouštění Java aplikace v rámci rámci skriptu v jazyce Python bylo třeba vybrat vhodný nástroj. Vybíral jsem mezi nástroji Jpype a Jython</text:span><text:span text:style-name="T9"><text:note text:id="ftn56" text:note-class="footnote"><text:note-citation>55</text:note-citation><text:note-body><text:p text:style-name="Footnote">Webové stránky projektu JYTHON dostupné online na adrese http://www.jython.org/</text:p></text:note-body></text:note></text:span><text:span text:style-name="T9">. Nástroj Jpype umožňuje spuštění Java Virtual Machine uvnitř skriptu jazyka Python, oproti tomu nástroj Jython spustí Java Virtual Machine ještě před samotným vykonáváním skriptu. Nakonec jsem zvolil nástroj Jpype, který mi přišel vhodnější. Hlavně protože v době volby nástroje jsem se domníval, že budu potřebovat spouštět Java Virtual Machine vícekrát během průběhu skriptu.</text:span></text:p>
      <text:p text:style-name="Text_20_body"><text:span text:style-name="T9">Původní program převádí arc archiv tak, že předělá metadata uvnitř archivu a jeho obsah – soubory v něm obsažené – pouze jako stream převede do nového warc archivu. </text:span><text:span text:style-name="T1">Můj výsledný upravený program pracuje tak, že během převodu archivu provede pomocí regulárního výrazu filtrování jednotlivých souborů uvnitř archivu. Ty uloží do dočasného adresáře. Potom, co je warc archiv vytvořený, spustí se JHOVE2, který provede analýzu všech souborů v archivu. Nakonec jsou soubory z dočasného adresáře odstraněny. </text:span></text:p>
      <text:p text:style-name="P2">Jako výstup z migrace, je kromě nového warc archivu i soubor ve formátu XML vytvořený programem JHOVE2, který obsahuje souhrn analýzy souborů.</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p text:style-name="Text_20_body">Na to ještě čekám než to postahuju a zkusím.</text:p>
      <text:h text:style-name="P15" text:outline-level="1">5 Závěr</text:h>
      <text:p text:style-name="Text_20_body">Napiš, že výstupy použiješ jako zprávu pro Národní knihovnu</text:p>
      <text:h text:style-name="P15"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text:span text:style-name="T8">.</text:span><text:span text:style-name="T4">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text:soft-page-break/>[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ROKEŠ, Adam.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P12">[34] ISO/DIS 28500. Information and documentation — The WARC File Format. <text:span text:style-name="T4">Information and documentation — The WARC File Format</text:span> [online]. <text:span text:style-name="T18">New Zealand: ISO, 2008. </text:span>[cit. 2012-04-14]. Dostupné <text:soft-page-break/>z: &lt;http://archive-access.sourceforge.net/warc/WARC_ISO_28500_final_draft%20v018%20Zentveld%20080618.doc&gt;.</text:p>
      <text:p text:style-name="P12">[35] <text:span text:style-name="T18">PROKOP, Martin. Mailová korespondence s pracovníky British Library. 2012.</text:span></text:p>
      <text:p text:style-name="P12"><text:span text:style-name="T18">[36] THE REGENTS OF THE UNIVERSITY OF CALIFORNIA, Ithaka Harbors, Inc., and The Board of Trustees of Leland Stanford Junior University. </text:span><text:span text:style-name="T19">Next-Generation Characterization</text:span><text:span text:style-name="T18">: </text:span><text:span text:style-name="T19">An Update on the JHOVE2 Project</text:span><text:span text:style-name="T18">. The Regents of the University of California, Ithaka Harbors, Inc., and The Board of Trustees of Leland Stanford Junior University., 2011. [cit. 2012-04-14] Dostupné z: &lt;http://bitbucket.org/jhove2/main/wiki/documents/JHOVE2-Users-Guide_20110222.pdf&gt;.</text:span></text:p>
      <text:p text:style-name="seznam_20_literatury"><text:span text:style-name="T16">[37] Hanzo / warc-tools / overview. BITBUCKET. </text:span><text:span text:style-name="T17">BitBucket</text:span><text:span text:style-name="T16"> [online]. 2012 [cit. 2012-04-14]. Dostupné z: &lt;http://code.hanzoarchives.com/warc-tools/overview&gt;.</text:span></text:p>
      <text:p text:style-name="seznam_20_literatury"><text:span text:style-name="T18">[38] Kpk09 </text:span><text:span text:style-name="T16">/ warc-tools / overview. BITBUCKET. </text:span><text:span text:style-name="T17">BitBucket</text:span><text:span text:style-name="T16"> [online]. 2012 [cit. 2012-04-14]. Dostupné z: &lt;https://bitbucket.org/kpk09/warc-tools/overview&gt;.</text:span></text:p>
      <text:p text:style-name="P13"/>
      <text:p text:style-name="P13"/>
      <text:p text:style-name="P13"/>
      <text:p text:style-name="P13"/>
      <text:p text:style-name="seznam_20_literatury">Masanès, Julien (Ed.): Web Archiving. Berlin, Heidelberg, Springer-Verlag,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2</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6T03:29:04</dc:date>
    <dc:creator>Martin Prokop</dc:creator>
    <meta:editing-duration>P5DT4H31M24S</meta:editing-duration>
    <meta:editing-cycles>2631</meta:editing-cycles>
    <meta:document-statistic meta:table-count="1" meta:image-count="0" meta:object-count="0" meta:page-count="43" meta:paragraph-count="492" meta:word-count="10544" meta:character-count="75191" meta:non-whitespace-character-count="65281"/>
  </office:meta>
</office:document-meta>
</file>